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8d1a" officeooo:paragraph-rsid="001f8d1a" style:font-weight-asian="bold" style:font-weight-complex="bold"/>
    </style:style>
    <style:style style:name="P2" style:family="paragraph" style:parent-style-name="Standard">
      <style:text-properties fo:font-weight="bold" officeooo:rsid="001f8d2f" officeooo:paragraph-rsid="001f8d2f" style:font-weight-asian="bold" style:font-weight-complex="bold"/>
    </style:style>
    <style:style style:name="P3" style:family="paragraph" style:parent-style-name="Standard">
      <style:text-properties fo:font-weight="bold" officeooo:rsid="00217c30" officeooo:paragraph-rsid="00217c30" style:font-weight-asian="bold" style:font-weight-complex="bold"/>
    </style:style>
    <style:style style:name="P4" style:family="paragraph" style:parent-style-name="Standard">
      <style:text-properties fo:font-weight="bold" officeooo:rsid="002608c2" officeooo:paragraph-rsid="002608c2" style:font-weight-asian="bold" style:font-weight-complex="bold"/>
    </style:style>
    <style:style style:name="P5" style:family="paragraph" style:parent-style-name="Standard">
      <style:text-properties fo:font-weight="bold" officeooo:rsid="0027e7da" officeooo:paragraph-rsid="0027e7d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add0" officeooo:paragraph-rsid="001badd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badd0" officeooo:paragraph-rsid="001badd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b809" officeooo:paragraph-rsid="001bb809" style:font-weight-asian="normal" style:font-weight-complex="normal"/>
    </style:style>
    <style:style style:name="P9" style:family="paragraph" style:parent-style-name="Standard">
      <style:text-properties officeooo:rsid="001e2b02" officeooo:paragraph-rsid="001e2b02"/>
    </style:style>
    <style:style style:name="P10" style:family="paragraph" style:parent-style-name="Standard">
      <style:text-properties officeooo:rsid="001e51ca" officeooo:paragraph-rsid="001e51ca"/>
    </style:style>
    <style:style style:name="P11" style:family="paragraph" style:parent-style-name="Standard">
      <style:text-properties officeooo:rsid="00291603" officeooo:paragraph-rsid="00291603"/>
    </style:style>
    <style:style style:name="T1" style:family="text">
      <style:text-properties officeooo:rsid="001bb8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b809" style:font-weight-asian="normal" style:font-weight-complex="normal"/>
    </style:style>
    <style:style style:name="T6" style:family="text">
      <style:text-properties style:text-underline-style="none" fo:font-weight="normal" officeooo:rsid="001e51ca" style:font-weight-asian="normal" style:font-weight-complex="normal"/>
    </style:style>
    <style:style style:name="T7" style:family="text">
      <style:text-properties style:text-underline-style="none" fo:font-weight="normal" officeooo:rsid="0024134b" style:font-weight-asian="normal" style:font-weight-complex="normal"/>
    </style:style>
    <style:style style:name="T8" style:family="text">
      <style:text-properties style:text-underline-style="none" fo:font-weight="bold" officeooo:rsid="001bb809" style:font-weight-asian="bold" style:font-weight-complex="bold"/>
    </style:style>
    <style:style style:name="T9" style:family="text">
      <style:text-properties officeooo:rsid="001d5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lections</text:p>
      <text:p text:style-name="P6"/>
      <text:p text:style-name="P7">Collections: Set, List <text:span text:style-name="T9">son</text:span> interfaces.</text:p>
      <text:p text:style-name="P7"/>
      <text:p text:style-name="P7">List: ArrayList, LinkedList. <text:span text:style-name="T1">ArrayList → Stack y LinkedList → Queue.</text:span></text:p>
      <text:p text:style-name="P7"/>
      <text:p text:style-name="P7">Set: HashSet, OrderSet.</text:p>
      <text:p text:style-name="P7"/>
      <text:p text:style-name="P7">En List puedo tener elementos repetidos, poseen algún tipo de ordenamiento.</text:p>
      <text:p text:style-name="P7">En Set NO puedo tener elementos repetidos, puedo o no tener algún tipo de ordenamiento.</text:p>
      <text:p text:style-name="P7"/>
      <text:p text:style-name="P8">Se puede recorrer con foreach o con iterator</text:p>
      <text:p text:style-name="P8"><text:span text:style-name="T2">Iterator </text:span>tiene 3 metodos: hasNext(), next(), remove(). Siempre va hacia adelante.</text:p>
      <text:p text:style-name="Standard"><text:span text:style-name="T5">Subclase: </text:span><text:span text:style-name="T8">ListIterator</text:span><text:span text:style-name="T5">, me permite moverme en ambos sentidos.</text:span></text:p>
      <text:p text:style-name="Standard"><text:span text:style-name="T5"/></text:p>
      <text:p text:style-name="P11"><text:span text:style-name="T5">L</text:span><text:span text:style-name="T4">ist&lt;String&gt; lista = new LinkedList&lt;String&gt;();</text:span></text:p>
      <text:p text:style-name="P11"><text:span text:style-name="T4"/></text:p>
      <text:p text:style-name="P9"><text:span text:style-name="T5">I</text:span><text:span text:style-name="T4">terator&lt;String&gt; it = lista.iterator();</text:span></text:p>
      <text:p text:style-name="P9"><text:span text:style-name="T4">while(it.hasNext()){</text:span></text:p>
      <text:p text:style-name="P9"><text:span text:style-name="T4"><text:tab/></text:span><text:span text:style-name="T6">s</text:span><text:span text:style-name="T4">yso(it.next());</text:span></text:p>
      <text:p text:style-name="P9"><text:span text:style-name="T4">}</text:span></text:p>
      <text:p text:style-name="P9"><text:span text:style-name="T4"/></text:p>
      <text:p text:style-name="P10"><text:span text:style-name="T4">Ejemplo Set:</text:span></text:p>
      <text:p text:style-name="P10"><text:span text:style-name="T4">Set&lt;String&gt; s = new HastSet&lt;String&gt;();</text:span></text:p>
      <text:p text:style-name="P10"><text:span text:style-name="T4">s.add(“Juan”);</text:span></text:p>
      <text:p text:style-name="P10"><text:span text:style-name="T4">s.add(“Ana”);</text:span></text:p>
      <text:p text:style-name="P10"><text:span text:style-name="T4">s.add(“Carlos”);</text:span></text:p>
      <text:p text:style-name="P10"><text:span text:style-name="T4">syso(s);</text:span></text:p>
      <text:p text:style-name="P10"><text:span text:style-name="T4"/></text:p>
      <text:p text:style-name="P1"><text:span text:style-name="T3">Map</text:span><text:span text:style-name="T4">: permite almacenar elementos, le agrega una clave. (Key, Value). </text:span><text:span text:style-name="T3">No está dentro de la jerarquía de Collections</text:span><text:span text:style-name="T4">. Tipos: HashMap, TreeMap, LinkedHashMap.</text:span></text:p>
      <text:p text:style-name="P1"><text:span text:style-name="T4"/></text:p>
      <text:p text:style-name="P2"><text:span text:style-name="T4">Map&lt;Integer, String&gt; m = new HashMap&lt;</text:span><text:span text:style-name="T7">I</text:span><text:span text:style-name="T4">nteger, String&gt;();</text:span></text:p>
      <text:p text:style-name="P3"><text:span text:style-name="T4">m.put(1, ”Pepe”);</text:span></text:p>
      <text:p text:style-name="P3"><text:span text:style-name="T4">m.put(2, “Jose”);</text:span></text:p>
      <text:p text:style-name="P3"><text:span text:style-name="T4"/></text:p>
      <text:p text:style-name="P4"><text:span text:style-name="T4">Iterator&lt;Integer&gt; it = m.keySet().iterator();</text:span></text:p>
      <text:p text:style-name="P4"><text:span text:style-name="T4">while(it.hasNext()){</text:span></text:p>
      <text:p text:style-name="P4"><text:span text:style-name="T4"><text:tab/>Integer key = it.next();</text:span></text:p>
      <text:p text:style-name="P4"><text:span text:style-name="T4"><text:tab/>syso(”Clave: “+key+”Valor: “+m.get(key));</text:span></text:p>
      <text:p text:style-name="P5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3:07:02.353000000</meta:creation-date>
    <dc:date>2016-10-01T13:44:52.024000000</dc:date>
    <meta:editing-duration>PT37M47S</meta:editing-duration>
    <meta:editing-cycles>1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9" meta:word-count="141" meta:character-count="1089" meta:non-whitespace-character-count="974"/>
  </office:meta>
</office:document-meta>
</file>